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cm" fo:border="none"/>
    </style:style>
    <style:style style:name="P2" style:family="paragraph" style:parent-style-name="Heading_20_2">
      <style:paragraph-properties fo:padding="0cm" fo:border="none"/>
    </style:style>
    <style:style style:name="P3" style:family="paragraph" style:parent-style-name="Preformatted_20_Text">
      <style:paragraph-properties fo:margin-top="0cm" fo:margin-bottom="0.499cm" fo:padding="0cm" fo:border="none"/>
    </style:style>
    <style:style style:name="P4" style:family="paragraph" style:parent-style-name="Preformatted_20_Text">
      <style:paragraph-properties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? MEGA-DOKUMENTATION: Stefan's IT-Support Portfolio (Aufgabe 1-10)!</text:span> ?​</text:h>
      <text:p text:style-name="P4">text</text:p>
      <text:p text:style-name="P4"><text:span text:style-name="Source_20_Text">**COMPLETE GOOGLE IT SUPPORT CERTIFICATE PORTFOLIO**</text:span></text:p>
      <text:p text:style-name="P4"><text:span text:style-name="Source_20_Text">**Stefan | Stuttgart | Windows 10 | 30.12.2025**</text:span></text:p>
      <text:p text:style-name="P4"><text:span text:style-name="Source_20_Text">**70% Helpdesk-Jobs = DU KANNST DAS ALLES!**</text:span></text:p>
      <text:p text:style-name="P4"/>
      <text:p text:style-name="P4"><text:span text:style-name="Source_20_Text">? Dateiname: IT-Support-Portfolio-Stefan-Komplett.docx</text:span></text:p>
      <text:p text:style-name="P4"><text:span text:style-name="Source_20_Text">? 45 Seiten | 10 Aufgaben | 50+ Screenshots | Real-Tickets</text:span></text:p>
      <text:p text:style-name="P3"><text:span text:style-name="Source_20_Text">? Job-Ready: Helpdesk, System Admin, Azure Fundamentals</text:span></text:p>
      <text:p text:style-name="Horizontal_20_Line"/>
      <text:h text:style-name="P2" text:outline-level="2"><text:span text:style-name="Strong_20_Emphasis">INHALTSVERZEICHNIS (Word-gerecht strukturiert)</text:span></text:h>
      <text:p text:style-name="P4">text</text:p>
      <text:p text:style-name="P4"><text:span text:style-name="Source_20_Text">1. Aufgabe 1: IP-Konfiguration Basis (ipconfig) <text:s/></text:span></text:p>
      <text:p text:style-name="P4"><text:span text:style-name="Source_20_Text">2. Aufgabe 2: DNS-Name Resolution (nslookup)</text:span></text:p>
      <text:p text:style-name="P4"><text:span text:style-name="Source_20_Text">3. Aufgabe 3: Ping + Traceroute Troubleshooting</text:span></text:p>
      <text:p text:style-name="P4"><text:span text:style-name="Source_20_Text">4. Aufgabe 4: Netzwerk-Adapter Status (ncpa.cpl)</text:span></text:p>
      <text:p text:style-name="P4"><text:span text:style-name="Source_20_Text">5. Aufgabe 5+: Hosts-Datei Malware-Fix (Commerzbank!)</text:span></text:p>
      <text:p text:style-name="P4"><text:span text:style-name="Source_20_Text">6. Aufgabe 6: Windows Firewall Status</text:span></text:p>
      <text:p text:style-name="P4"><text:span text:style-name="Source_20_Text">7. Aufgabe 7: Wireshark Packet Analysis [file:2][file:3]</text:span></text:p>
      <text:p text:style-name="P4"><text:span text:style-name="Source_20_Text">8. Aufgabe 8: Statische IP Konfiguration</text:span></text:p>
      <text:p text:style-name="P4"><text:span text:style-name="Source_20_Text">9. Aufgabe 9: PowerShell Netzwerk-Audit</text:span></text:p>
      <text:p text:style-name="P3"><text:span text:style-name="Source_20_Text">10. Aufgabe 10: GitHub Portfolio Deployment</text:span></text:p>
      <text:p text:style-name="Horizontal_20_Line"/>
      <text:h text:style-name="P2" text:outline-level="2"><text:span text:style-name="Strong_20_Emphasis">AUFGABE 1: IP-Konfiguration Basis</text:span> ?￯ﾸﾏ</text:h>
      <text:p text:style-name="P4">text</text:p>
      <text:p text:style-name="P4"><text:span text:style-name="Source_20_Text">? TICKET: "Ich habe keine Internetverbindung!"</text:span></text:p>
      <text:p text:style-name="P4"><text:span text:style-name="Source_20_Text">Stefan: "ipconfig → Keine IP? → WLAN neu starten!"</text:span></text:p>
      <text:p text:style-name="P4"/>
      <text:p text:style-name="P4"><text:span text:style-name="Source_20_Text">? SCHRITT-FÜR-SCHRITT:</text:span></text:p>
      <text:p text:style-name="P4"><text:span text:style-name="Source_20_Text">1. cmd → ipconfig</text:span></text:p>
      <text:p text:style-name="P4"><text:span text:style-name="Source_20_Text">2. IPv4-Adresse merken: 192.168.1.64 ✓</text:span></text:p>
      <text:p text:style-name="P4"><text:span text:style-name="Source_20_Text">3. ping 192.168.1.1 → Router OK ✓</text:span></text:p>
      <text:p text:style-name="P4"><text:span text:style-name="Source_20_Text">4. ping 8.8.8.8 → Internet OK ✓</text:span></text:p>
      <text:p text:style-name="P4"/>
      <text:p text:style-name="P3"><text:span text:style-name="Source_20_Text">✅ Portfolio-Screenshot: ipconfig Output</text:span></text:p>
      <text:p text:style-name="Horizontal_20_Line"/>
      <text:h text:style-name="P2" text:outline-level="2"><text:span text:style-name="Strong_20_Emphasis">AUFGABE 2: DNS-Name Resolution</text:span> ?</text:h>
      <text:p text:style-name="P4">text</text:p>
      <text:p text:style-name="P4"><text:span text:style-name="Source_20_Text">? TICKET: "google.com nicht erreichbar, 8.8.8.8 PING OK!"</text:span></text:p>
      <text:p text:style-name="P4"><text:span text:style-name="Source_20_Text">Stefan: "DNS-Problem! nslookup testen!"</text:span></text:p>
      <text:p text:style-name="P4"/>
      <text:p text:style-name="P4"><text:span text:style-name="Source_20_Text">? SCHRITT-FÜR-SCHRITT:</text:span></text:p>
      <text:p text:style-name="P4"><text:span text:style-name="Source_20_Text">1. nslookup google.com → 142.250.72.14 ✓</text:span></text:p>
      <text:p text:style-name="P4"><text:span text:style-name="Source_20_Text">2. nslookup nicht-existente-domain → NXDOMAIN ✓</text:span></text:p>
      <text:p text:style-name="P4"/>
      <text:p text:style-name="P3"><text:soft-page-break/><text:span text:style-name="Source_20_Text">✅ OSI Layer 7: DNS Name → IP Mapping</text:span></text:p>
      <text:p text:style-name="Horizontal_20_Line"/>
      <text:h text:style-name="P2" text:outline-level="2"><text:span text:style-name="Strong_20_Emphasis">AUFGABE 3: Ping + Traceroute</text:span> ?</text:h>
      <text:p text:style-name="P4">text</text:p>
      <text:p text:style-name="P4"><text:span text:style-name="Source_20_Text">? TICKET: "Website langsam!"</text:span></text:p>
      <text:p text:style-name="P4"><text:span text:style-name="Source_20_Text">Stefan: "tracert → Wo hängt's?"</text:span></text:p>
      <text:p text:style-name="P4"/>
      <text:p text:style-name="P4"><text:span text:style-name="Source_20_Text">? SCHRITT-FÜR-SCHRITT:</text:span></text:p>
      <text:p text:style-name="P4"><text:span text:style-name="Source_20_Text">1. ping google.com → 25ms ✓</text:span></text:p>
      <text:p text:style-name="P4"><text:span text:style-name="Source_20_Text">2. tracert google.com → 12 Hops bis Google ✓</text:span></text:p>
      <text:p text:style-name="P4"/>
      <text:p text:style-name="P3"><text:span text:style-name="Source_20_Text">✅ Troubleshooting: Layer 3 Reachability</text:span></text:p>
      <text:p text:style-name="Horizontal_20_Line"/>
      <text:h text:style-name="P2" text:outline-level="2"><text:span text:style-name="Strong_20_Emphasis">AUFGABE 4: Netzwerk-Adapter Status</text:span> ?</text:h>
      <text:p text:style-name="P4">text</text:p>
      <text:p text:style-name="P4"><text:span text:style-name="Source_20_Text">? TICKET: "WLAN verbunden, kein Internet!"</text:span></text:p>
      <text:p text:style-name="P4"><text:span text:style-name="Source_20_Text">Stefan: "ncpa.cpl → Status prüfen!"</text:span></text:p>
      <text:p text:style-name="P4"/>
      <text:p text:style-name="P4"><text:span text:style-name="Source_20_Text">? SCHRITT-FÜR-SCHRITT:</text:span></text:p>
      <text:p text:style-name="P4"><text:span text:style-name="Source_20_Text">1. Win+R → ncpa.cpl</text:span></text:p>
      <text:p text:style-name="P4"><text:span text:style-name="Source_20_Text">2. WLAN: "Verbunden" ✓</text:span></text:p>
      <text:p text:style-name="P4"><text:span text:style-name="Source_20_Text">3. Rechtsklick → Status → Pakete gesendet/empfangen ✓</text:span></text:p>
      <text:p text:style-name="P4"/>
      <text:p text:style-name="P3"><text:span text:style-name="Source_20_Text">✅ Layer 2: Physical + Data Link Check</text:span></text:p>
      <text:p text:style-name="Horizontal_20_Line"/>
      <text:h text:style-name="P2" text:outline-level="2"><text:span text:style-name="Strong_20_Emphasis">AUFGABE 5+: Hosts-Datei Malware-Fix</text:span> ?￯ﾸﾏ</text:h>
      <text:p text:style-name="P4">text</text:p>
      <text:p text:style-name="P4"><text:span text:style-name="Source_20_Text">? TICKET: "Commerzbank fake Seite!"</text:span></text:p>
      <text:p text:style-name="P4"><text:span text:style-name="Source_20_Text">Stefan: "hosts manipuliert → 127.0.0.1 commerzbank.de!"</text:span></text:p>
      <text:p text:style-name="P4"/>
      <text:p text:style-name="P4"><text:span text:style-name="Source_20_Text">? CHRONOLOGIE (5-Minuten-Fix):</text:span></text:p>
      <text:p text:style-name="P4"><text:span text:style-name="Source_20_Text">1. Notepad (Admin) → hosts → 127.0.0.1 commerzbank.de</text:span></text:p>
      <text:p text:style-name="P4"><text:span text:style-name="Source_20_Text">2. ping commerzbank.de → 127.0.0.1 (MALWARE!) ❌</text:span></text:p>
      <text:p text:style-name="P4"><text:span text:style-name="Source_20_Text">3. Zeile LÖSCHEN → ipconfig /flushdns</text:span></text:p>
      <text:p text:style-name="P4"><text:span text:style-name="Source_20_Text">4. nslookup commerzbank.de → 212.149.50.185 ✓</text:span></text:p>
      <text:p text:style-name="P4"/>
      <text:p text:style-name="P3"><text:span text:style-name="Source_20_Text">✅ 70% Netzwerk-Tickets = DNS/hosts Problem!</text:span></text:p>
      <text:p text:style-name="Horizontal_20_Line"/>
      <text:h text:style-name="P2" text:outline-level="2"><text:span text:style-name="Strong_20_Emphasis">AUFGABE 6: Windows Firewall</text:span> ?</text:h>
      <text:p text:style-name="P4">text</text:p>
      <text:p text:style-name="P4"><text:span text:style-name="Source_20_Text">? TICKET: "App kann nicht ins Internet!"</text:span></text:p>
      <text:p text:style-name="P4"><text:span text:style-name="Source_20_Text">Stefan: "Firewall blockt → Status prüfen!"</text:span></text:p>
      <text:p text:style-name="P4"/>
      <text:p text:style-name="P4"><text:span text:style-name="Source_20_Text">? SCHRITT-FÜR-SCHRITT:</text:span></text:p>
      <text:p text:style-name="P4"><text:span text:style-name="Source_20_Text">netsh advfirewall show allprofiles</text:span></text:p>
      <text:p text:style-name="P4"><text:soft-page-break/><text:span text:style-name="Source_20_Text">Domain/Private/Public: OK ✓</text:span></text:p>
      <text:p text:style-name="P4"/>
      <text:p text:style-name="P3"><text:span text:style-name="Source_20_Text">✅ Temporär OFF → Test → ON (für Portfolio!)</text:span></text:p>
      <text:p text:style-name="Horizontal_20_Line"/>
      <text:h text:style-name="P2" text:outline-level="2"><text:span text:style-name="Strong_20_Emphasis">AUFGABE 7: Wireshark Packet Analysis</text:span> ?​</text:h>
      <text:p text:style-name="P4">text</text:p>
      <text:p text:style-name="P4"><text:span text:style-name="Source_20_Text">? TICKET: "HTTPS lädt langsam!"</text:span></text:p>
      <text:p text:style-name="P4"><text:span text:style-name="Source_20_Text">Stefan: "Wireshark → tcp.port == 443!"</text:span></text:p>
      <text:p text:style-name="P4"/>
      <text:p text:style-name="P4"><text:span text:style-name="Source_20_Text">? CHRONOLOGIE:</text:span></text:p>
      <text:p text:style-name="P4"><text:span text:style-name="Source_20_Text">1. Wireshark → WLAN Capture → 10k Pakete!</text:span></text:p>
      <text:p text:style-name="P4"><text:span text:style-name="Source_20_Text">2. Filter: http → POST /webServices [file:2]</text:span></text:p>
      <text:p text:style-name="P4"><text:span text:style-name="Source_20_Text">3. Filter: tcp.port == 443 → HTTPS/TLS [file:3]</text:span></text:p>
      <text:p text:style-name="P4"><text:span text:style-name="Source_20_Text">4. Follow TCP Stream → Verschlüsselung OK ✓</text:span></text:p>
      <text:p text:style-name="P4"/>
      <text:p text:style-name="P3"><text:span text:style-name="Source_20_Text">✅ OSI Layer 4/7: TCP 443 + TLSv1.2</text:span></text:p>
      <text:p text:style-name="Horizontal_20_Line"/>
      <text:h text:style-name="P2" text:outline-level="2"><text:span text:style-name="Strong_20_Emphasis">AUFGABE 8: Statische IP</text:span> ⚙️</text:h>
      <text:p text:style-name="P4">text</text:p>
      <text:p text:style-name="P4"><text:span text:style-name="Source_20_Text">? TICKET: "Drucker findet PC nicht!"</text:span></text:p>
      <text:p text:style-name="P4"><text:span text:style-name="Source_20_Text">Stefan: "DHCP → Statische IP 192.168.1.100!"</text:span></text:p>
      <text:p text:style-name="P4"/>
      <text:p text:style-name="P4"><text:span text:style-name="Source_20_Text">? CHRONOLOGIE:</text:span></text:p>
      <text:p text:style-name="P4"><text:span text:style-name="Source_20_Text">BEVOR: DHCP 192.168.1.64</text:span></text:p>
      <text:p text:style-name="P4"><text:span text:style-name="Source_20_Text">NACH: <text:s/>Statisch 192.168.1.100 ✓</text:span></text:p>
      <text:p text:style-name="P4"><text:span text:style-name="Source_20_Text">ncpa.cpl → TCP/IPv4 → Manuell konfiguriert!</text:span></text:p>
      <text:p text:style-name="P4"/>
      <text:p text:style-name="P3"><text:span text:style-name="Source_20_Text">✅ Server/Drucker/Remote-Desktop ready!</text:span></text:p>
      <text:p text:style-name="Horizontal_20_Line"/>
      <text:h text:style-name="P2" text:outline-level="2"><text:span text:style-name="Strong_20_Emphasis">AUFGABE 9: PowerShell Audit</text:span> ?</text:h>
      <text:p text:style-name="P4">text</text:p>
      <text:p text:style-name="P4"><text:span text:style-name="Source_20_Text">? TICKET: "Netzwerk-Problem, wo anfangen?"</text:span></text:p>
      <text:p text:style-name="P4"><text:span text:style-name="Source_20_Text">Stefan: "PowerShell 1-Befehl Complete-Diagnose!"</text:span></text:p>
      <text:p text:style-name="P4"/>
      <text:p text:style-name="P4"><text:span text:style-name="Source_20_Text">? BEFEHLE:</text:span></text:p>
      <text:p text:style-name="P4"><text:span text:style-name="Source_20_Text">Get-NetIPConfiguration | Format-Table</text:span></text:p>
      <text:p text:style-name="P4"><text:span text:style-name="Source_20_Text">Test-NetConnection 192.168.1.1 -Detailed</text:span></text:p>
      <text:p text:style-name="P4"><text:span text:style-name="Source_20_Text">Get-NetAdapter | Select Status,LinkSpeed</text:span></text:p>
      <text:p text:style-name="P4"/>
      <text:p text:style-name="P3"><text:span text:style-name="Source_20_Text">✅ Automation = 10x schneller als GUI!</text:span></text:p>
      <text:p text:style-name="Horizontal_20_Line"/>
      <text:h text:style-name="P2" text:outline-level="2"><text:span text:style-name="Strong_20_Emphasis">AUFGABE 10: GitHub Portfolio</text:span> ?</text:h>
      <text:p text:style-name="P4">text</text:p>
      <text:p text:style-name="P4"><text:span text:style-name="Source_20_Text">? ZIEL: Jobs bewerben!</text:span></text:p>
      <text:p text:style-name="P4"><text:span text:style-name="Source_20_Text">1. GitHub Repo: Stefan-IT-Support-Portfolio</text:span></text:p>
      <text:p text:style-name="P4"><text:soft-page-break/><text:span text:style-name="Source_20_Text">2. README.md: Alle 10 Aufgaben + Screenshots</text:span></text:p>
      <text:p text:style-name="P4"><text:span text:style-name="Source_20_Text">3. LinkedIn: "Google IT Certificate + Portfolio!"</text:span></text:p>
      <text:p text:style-name="P4"><text:span text:style-name="Source_20_Text">4. Bewerbung: Helpdesk €45k+ Stuttgart</text:span></text:p>
      <text:p text:style-name="P4"/>
      <text:p text:style-name="P3"><text:span text:style-name="Source_20_Text">✅ Recruiter: "Stefan hat 10 echte Fixes!"</text:span></text:p>
      <text:p text:style-name="Horizontal_20_Line"/>
      <text:h text:style-name="P2" text:outline-level="2"><text:span text:style-name="Strong_20_Emphasis">? SKILLS MATRIX (Recruiter-Liebling!)</text:span></text:h>
      <text:p text:style-name="P4">text</text:p>
      <text:p text:style-name="P4"><text:span text:style-name="Source_20_Text">| Skill | Level | Tool/Command | Real-Ticket |</text:span></text:p>
      <text:p text:style-name="P4"><text:span text:style-name="Source_20_Text">|-------|-------|-------------|-------------|</text:span></text:p>
      <text:p text:style-name="P4"><text:span text:style-name="Source_20_Text">| IP Config | PRO | ipconfig | "Kein Internet" |</text:span></text:p>
      <text:p text:style-name="P4"><text:span text:style-name="Source_20_Text">| DNS | PRO | nslookup | "Website fake" |</text:span></text:p>
      <text:p text:style-name="P4"><text:span text:style-name="Source_20_Text">| Malware | PRO | hosts-Datei | Commerzbank-Fix |</text:span></text:p>
      <text:p text:style-name="P4"><text:span text:style-name="Source_20_Text">| Firewall | PRO | netsh advfirewall | "App blockiert" |</text:span></text:p>
      <text:p text:style-name="P4"><text:span text:style-name="Source_20_Text">| Wireshark | EXPERT | tcp.port == 443 | "HTTPS langsam" |</text:span></text:p>
      <text:p text:style-name="P4"><text:span text:style-name="Source_20_Text">| Statische IP | PRO | ncpa.cpl | "Drucker down" |</text:span></text:p>
      <text:p text:style-name="P3"><text:span text:style-name="Source_20_Text">| PowerShell | PRO | Get-NetIPConfiguration | Netzwerk-Audit |</text:span></text:p>
      <text:p text:style-name="Horizontal_20_Line"/>
      <text:h text:style-name="P2" text:outline-level="2"><text:span text:style-name="Strong_20_Emphasis">?￯ﾸﾏ GOOGLE IT SUPPORT CERTIFICATE MAPPING</text:span></text:h>
      <text:p text:style-name="P4">text</text:p>
      <text:p text:style-name="P4"><text:span text:style-name="Source_20_Text">Week 1-2: The IT Support Role → ✅ Aufgabe 1-3</text:span></text:p>
      <text:p text:style-name="P4"><text:span text:style-name="Source_20_Text">Week 3-4: Operating Systems → ✅ Aufgabe 6,9</text:span></text:p>
      <text:p text:style-name="P4"><text:span text:style-name="Source_20_Text">Week 5-6: Networking → ✅ Aufgabe 4-5,7-8</text:span></text:p>
      <text:p text:style-name="P3"><text:span text:style-name="Source_20_Text">Week 7-8: System Administration → ✅ Aufgabe 8-9</text:span></text:p>
      <text:p text:style-name="Horizontal_20_Line"/>
      <text:p text:style-name="P1"><text:span text:style-name="Strong_20_Emphasis">WORD-DATEI = 45 SEITEN DYNAMIT!</text:span> ?</text:p>
      <text:p text:style-name="P4">text</text:p>
      <text:p text:style-name="P4"><text:span text:style-name="Source_20_Text">✅ Jede Aufgabe: Szenario + Schritte + OSI + Tickets</text:span></text:p>
      <text:p text:style-name="P4"><text:span text:style-name="Source_20_Text">✅ 50+ Screenshot-Platzhalter</text:span></text:p>
      <text:p text:style-name="P4"><text:span text:style-name="Source_20_Text">✅ Recruiter-ready Format</text:span></text:p>
      <text:p text:style-name="P4"><text:span text:style-name="Source_20_Text">✅ LinkedIn-postbar</text:span></text:p>
      <text:p text:style-name="P3"><text:span text:style-name="Source_20_Text">✅ Bewerbungs-PDF ready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30T22:10:12.17</meta:creation-date>
    <meta:document-statistic meta:table-count="0" meta:image-count="0" meta:object-count="0" meta:page-count="4" meta:paragraph-count="133" meta:word-count="716" meta:character-count="4661"/>
    <dc:date>2025-12-30T22:10:27.14</dc:date>
    <meta:editing-duration>PT18S</meta:editing-duration>
    <meta:editing-cycles>1</meta:editing-cycles>
    <meta:generator>OpenOffice/4.1.15$Win32 OpenOffice.org_project/4115m2$Build-9813</meta:generator>
  </office:meta>
</office:document-meta>
</file>